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5">
      <style:text-properties fo:language="en" fo:country="US" fo:font-weight="normal" style:font-weight-asian="normal" style:font-weight-complex="normal"/>
    </style:style>
    <style:style style:name="P2" style:family="paragraph" style:parent-style-name="Heading_20_5">
      <style:text-properties fo:language="en" fo:country="US" fo:font-weight="normal" officeooo:paragraph-rsid="00183f7e" style:font-weight-asian="normal" style:font-weight-complex="normal"/>
    </style:style>
    <style:style style:name="P3" style:family="paragraph" style:parent-style-name="Heading_20_5">
      <style:text-properties fo:language="en" fo:country="US" fo:font-weight="normal" officeooo:rsid="00183f7e" officeooo:paragraph-rsid="00183f7e" style:font-weight-asian="normal" style:font-weight-complex="normal"/>
    </style:style>
    <style:style style:name="P4" style:family="paragraph" style:parent-style-name="Heading_20_5">
      <style:paragraph-properties fo:text-align="center" style:justify-single-word="false"/>
      <style:text-properties officeooo:paragraph-rsid="00151cf7"/>
    </style:style>
    <style:style style:name="T1" style:family="text">
      <style:text-properties fo:language="pt" fo:country="BR" officeooo:rsid="00190a65"/>
    </style:style>
    <style:style style:name="T2" style:family="text">
      <style:text-properties fo:font-size="18pt" fo:language="en" fo:country="US" fo:font-weight="normal" officeooo:rsid="00151cf7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5" text:is-list-header="true"><text:span text:style-name="T2">CLOTHES</text:span></text:h>
      <text:h text:style-name="P1" text:outline-level="5"><text:span text:style-name="T1">b</text:span>athing suit</text:h>
      <text:h text:style-name="P1" text:outline-level="5">bikini</text:h>
      <text:h text:style-name="P1" text:outline-level="5">blouse</text:h>
      <text:h text:style-name="P1" text:outline-level="5">coat</text:h>
      <text:h text:style-name="P1" text:outline-level="5">dress</text:h>
      <text:h text:style-name="P1" text:outline-level="5">flip flops</text:h>
      <text:h text:style-name="P1" text:outline-level="5">gloves</text:h>
      <text:h text:style-name="P1" text:outline-level="5">gown</text:h>
      <text:h text:style-name="P1" text:outline-level="5">handbag</text:h>
      <text:h text:style-name="P1" text:outline-level="5">hat</text:h>
      <text:h text:style-name="P1" text:outline-level="5"><text:span text:style-name="T1">h</text:span>oodie jacket</text:h>
      <text:h text:style-name="P1" text:outline-level="5">jacket</text:h>
      <text:h text:style-name="P1" text:outline-level="5">jeans</text:h>
      <text:h text:style-name="P1" text:outline-level="5"><text:span text:style-name="T1">l</text:span>ong-sleeve shirt</text:h>
      <text:h text:style-name="P1" text:outline-level="5"><text:span text:style-name="T1">o</text:span>ffice Suit</text:h>
      <text:h text:style-name="P1" text:outline-level="5">pajamas</text:h>
      <text:h text:style-name="P2" text:outline-level="5"><text:span text:style-name="T1">p</text:span>ants</text:h>
      <text:h text:style-name="P3" text:outline-level="5">shirt</text:h>
      <text:h text:style-name="P1" text:outline-level="5">shoes</text:h>
      <text:h text:style-name="P1" text:outline-level="5">shorts</text:h>
      <text:h text:style-name="P1" text:outline-level="5">skirt</text:h>
      <text:h text:style-name="P1" text:outline-level="5">socks</text:h>
      <text:h text:style-name="P1" text:outline-level="5">Suit jacket</text:h>
      <text:h text:style-name="P1" text:outline-level="5">suit</text:h>
      <text:h text:style-name="P1" text:outline-level="5"><text:span text:style-name="T1">s</text:span>weat shirt</text:h>
      <text:h text:style-name="P1" text:outline-level="5">sweater</text:h>
      <text:h text:style-name="P1" text:outline-level="5">T-shirt</text:h>
      <text:h text:style-name="P1" text:outline-level="5">tank top</text:h>
      <text:h text:style-name="P1" text:outline-level="5">tie</text:h>
      <text:h text:style-name="P1" text:outline-level="5">underpant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4T17:16:21.993000000</dc:date>
    <dc:creator>E G</dc:creator>
    <meta:editing-duration>PT7H16M38S</meta:editing-duration>
    <meta:editing-cycles>8</meta:editing-cycles>
    <meta:generator>LibreOffice/7.3.4.2$Windows_X86_64 LibreOffice_project/728fec16bd5f605073805c3c9e7c4212a0120dc5</meta:generator>
    <meta:printed-by>E G</meta:printed-by>
    <meta:print-date>2022-10-24T15:08:27.763000000</meta:print-date>
    <meta:document-statistic meta:table-count="0" meta:image-count="0" meta:object-count="0" meta:page-count="1" meta:paragraph-count="31" meta:word-count="69" meta:character-count="302" meta:non-whitespace-character-count="294"/>
  </office:meta>
</office:document-meta>
</file>